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798in"/>
    </style:style>
    <style:style style:name="co3" style:family="table-column">
      <style:table-column-properties fo:break-before="auto" style:column-width="0.8217in"/>
    </style:style>
    <style:style style:name="co4" style:family="table-column">
      <style:table-column-properties fo:break-before="auto" style:column-width="0.8693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8098in"/>
    </style:style>
    <style:style style:name="co7" style:family="table-column">
      <style:table-column-properties fo:break-before="auto" style:column-width="0.857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2299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1.3311in"/>
    </style:style>
    <style:style style:name="co12" style:family="table-column">
      <style:table-column-properties fo:break-before="auto" style:column-width="0.9701in"/>
    </style:style>
    <style:style style:name="co13" style:family="table-column">
      <style:table-column-properties fo:break-before="auto" style:column-width="0.8346in"/>
    </style:style>
    <style:style style:name="co14" style:family="table-column">
      <style:table-column-properties fo:break-before="auto" style:column-width="0.7898in"/>
    </style:style>
    <style:style style:name="co15" style:family="table-column">
      <style:table-column-properties fo:break-before="auto" style:column-width="1.452in"/>
    </style:style>
    <style:style style:name="co16" style:family="table-column">
      <style:table-column-properties fo:break-before="auto" style:column-width="1.8898in"/>
    </style:style>
    <style:style style:name="co17" style:family="table-column">
      <style:table-column-properties fo:break-before="auto" style:column-width="3.1484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098in" fo:break-before="auto" style:use-optimal-row-height="false"/>
    </style:style>
    <style:style style:name="ro5" style:family="table-row">
      <style:table-row-properties style:row-height="0.5756in" fo:break-before="auto" style:use-optimal-row-height="true"/>
    </style:style>
    <style:style style:name="ro6" style:family="table-row">
      <style:table-row-properties style:row-height="0.5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Heading_20_1">
      <style:table-cell-properties fo:background-color="#127622" style:text-align-source="fix" style:repeat-content="false" fo:border="none" style:vertical-align="middle"/>
      <style:paragraph-properties fo:text-align="center" fo:margin-left="0in"/>
      <style:text-properties fo:color="#ffffff"/>
    </style:style>
    <style:style style:name="ce2" style:family="table-cell" style:parent-style-name="Heading_20_2">
      <style:table-cell-properties fo:background-color="#afd095" style:text-align-source="fix" style:repeat-content="false" fo:border="none" style:vertical-align="middle"/>
      <style:paragraph-properties fo:text-align="center" fo:margin-left="0in"/>
    </style:style>
    <style:style style:name="ce3" style:family="table-cell" style:parent-style-name="Default">
      <style:table-cell-properties fo:border="none"/>
    </style:style>
    <style:style style:name="ce4" style:family="table-cell" style:parent-style-name="Heading_20_1">
      <style:table-cell-properties fo:background-color="#127622" style:text-align-source="fix" style:repeat-content="false" fo:wrap-option="wrap" fo:border="none" style:vertical-align="middle"/>
      <style:paragraph-properties fo:text-align="center" fo:margin-left="0in"/>
      <style:text-properties fo:color="#ffffff"/>
    </style:style>
    <style:style style:name="ce5" style:family="table-cell" style:parent-style-name="Heading_20_2">
      <style:table-cell-properties fo:background-color="#afd095" style:text-align-source="fix" style:repeat-content="false" fo:wrap-option="wrap" fo:border="none" style:vertical-align="middle"/>
      <style:paragraph-properties fo:text-align="center" fo:margin-left="0in"/>
    </style:style>
    <style:style style:name="ce6" style:family="table-cell" style:parent-style-name="Heading_20_1" style:data-style-name="N104">
      <style:table-cell-properties fo:background-color="#afd095" style:text-align-source="fix" style:repeat-content="false" fo:border="none" style:vertical-align="middle"/>
      <style:paragraph-properties fo:text-align="center" fo:margin-left="0in"/>
    </style:style>
    <style:style style:name="ce7" style:family="table-cell" style:parent-style-name="Default" style:data-style-name="N104">
      <style:table-cell-properties fo:border="none"/>
      <style:text-properties fo:font-size="9pt" style:font-size-asian="9pt" style:font-size-complex="9pt"/>
    </style:style>
    <style:style style:name="ce8" style:family="table-cell" style:parent-style-name="Default" style:data-style-name="N104">
      <style:table-cell-properties fo:border="none"/>
    </style:style>
    <style:style style:name="ce9" style:family="table-cell" style:parent-style-name="Default" style:data-style-name="N104">
      <style:text-properties fo:font-size="9pt" style:font-size-asian="9pt" style:font-size-complex="9pt"/>
    </style:style>
    <style:style style:name="ce10" style:family="table-cell" style:parent-style-name="Heading_20_1">
      <style:table-cell-properties fo:background-color="#afd095"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 style:data-style-name="N11">
      <style:text-properties fo:font-size="9pt" style:font-size-asian="9pt" style:font-size-complex="9pt"/>
    </style:style>
    <style:style style:name="ce13" style:family="table-cell" style:parent-style-name="Heading_20_1">
      <style:table-cell-properties fo:background-color="#127622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21" style:family="table-cell" style:parent-style-name="Heading_20_2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Heading_20_1" style:data-style-name="N104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04">
      <style:table-cell-properties fo:border-bottom="none" fo:border-left="0.74pt solid #000000" fo:border-right="0.74pt solid #000000" fo:border-top="none"/>
    </style:style>
    <style:style style:name="ce18" style:family="table-cell" style:parent-style-name="Heading_20_1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27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Heading_20_1">
      <style:table-cell-properties fo:background-color="#127622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31" style:family="table-cell" style:parent-style-name="Heading_20_2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28" style:family="table-cell" style:parent-style-name="Default" style:data-style-name="N104"/>
    <style:style style:name="ce29" style:family="table-cell" style:parent-style-name="Default" style:data-style-name="N11"/>
    <style:style style:name="ce3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stos fijos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 table:number-columns-spanned="3" table:number-rows-spanned="1">
            <text:p>Gastos Fijos</text:p>
          </table:table-cell>
          <table:covered-table-cell table:style-name="ce6"/>
          <table:covered-table-cell table:style-name="ce10"/>
          <table:table-cell table:number-columns-repeated="173"/>
          <table:table-cell table:style-name="ce10" table:number-columns-repeated="848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Monto</text:p>
          </table:table-cell>
          <table:table-cell table:style-name="ce2" office:value-type="string" calcext:value-type="string">
            <text:p>Total</text:p>
          </table:table-cell>
          <table:table-cell table:number-columns-repeated="173"/>
          <table:table-cell table:style-name="ce2" table:number-columns-repeated="848"/>
        </table:table-row>
        <table:table-row table:style-name="ro3">
          <table:table-cell office:value-type="string" calcext:value-type="string">
            <text:p>Alquiler</text:p>
          </table:table-cell>
          <table:table-cell table:style-name="ce7" office:value-type="currency" office:currency="USD" office:value="60000" calcext:value-type="currency">
            <text:p>$60,000.00</text:p>
          </table:table-cell>
          <table:table-cell table:style-name="ce7" table:formula="of:=[.B3]" office:value-type="currency" office:currency="USD" office:value="60000" calcext:value-type="currency">
            <text:p>$60,00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ternet</text:p>
          </table:table-cell>
          <table:table-cell table:style-name="ce7" office:value-type="currency" office:currency="USD" office:value="2479.31" calcext:value-type="currency">
            <text:p>$2,479.31</text:p>
          </table:table-cell>
          <table:table-cell table:style-name="ce7" table:formula="of:=[.C3]+[.B4]" office:value-type="currency" office:currency="USD" office:value="62479.31" calcext:value-type="currency">
            <text:p>$62,479.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BA Inmobilario</text:p>
          </table:table-cell>
          <table:table-cell table:style-name="ce7" office:value-type="currency" office:currency="USD" office:value="11000" calcext:value-type="currency">
            <text:p>$11,000.00</text:p>
          </table:table-cell>
          <table:table-cell table:style-name="ce7" table:formula="of:=[.C4]+[.B5]" office:value-type="currency" office:currency="USD" office:value="73479.31" calcext:value-type="currency">
            <text:p>$73,479.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lectricidad</text:p>
          </table:table-cell>
          <table:table-cell table:style-name="ce7" office:value-type="currency" office:currency="USD" office:value="2709.73" calcext:value-type="currency">
            <text:p>$2,709.73</text:p>
          </table:table-cell>
          <table:table-cell table:style-name="ce7" table:formula="of:=[.C5]+[.B6]" office:value-type="currency" office:currency="USD" office:value="76189.04" calcext:value-type="currency">
            <text:p>$76,189.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as</text:p>
          </table:table-cell>
          <table:table-cell table:style-name="ce7" office:value-type="currency" office:currency="USD" office:value="4329.66" calcext:value-type="currency">
            <text:p>$4,329.66</text:p>
          </table:table-cell>
          <table:table-cell table:style-name="ce7" table:formula="of:=[.C6]+[.B7]" office:value-type="currency" office:currency="USD" office:value="80518.7" calcext:value-type="currency">
            <text:p>$80,518.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gua</text:p>
          </table:table-cell>
          <table:table-cell table:style-name="ce7" office:value-type="currency" office:currency="USD" office:value="1042.9" calcext:value-type="currency">
            <text:p>$1,042.90</text:p>
          </table:table-cell>
          <table:table-cell table:style-name="ce7" table:formula="of:=[.C7]+[.B8]" office:value-type="currency" office:currency="USD" office:value="81561.6" calcext:value-type="currency">
            <text:p>$81,561.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bra social + impuestos</text:p>
          </table:table-cell>
          <table:table-cell table:style-name="ce7" office:value-type="currency" office:currency="USD" office:value="5500" calcext:value-type="currency">
            <text:p>$5,500.00</text:p>
          </table:table-cell>
          <table:table-cell table:style-name="ce7" table:formula="of:=[.C8]+[.B9]" office:value-type="currency" office:currency="USD" office:value="87061.6" calcext:value-type="currency">
            <text:p>$87,061.6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astos de AWS</text:p>
          </table:table-cell>
          <table:table-cell table:style-name="ce7" table:formula="of:=[$'Mis variables'.B5]*[$'Mis variables'.B4]*[$'Mis variables'.B6]" office:value-type="currency" office:currency="USD" office:value="9000" calcext:value-type="currency">
            <text:p>$9,000.00</text:p>
          </table:table-cell>
          <table:table-cell table:style-name="ce7" table:formula="of:=[.C9]+[.B10]" office:value-type="currency" office:currency="USD" office:value="96061.6" calcext:value-type="currency">
            <text:p>$96,061.6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4" office:value-type="string" calcext:value-type="string" table:number-columns-spanned="3" table:number-rows-spanned="1">
            <text:p>Costo por componente del equipo</text:p>
          </table:table-cell>
          <table:covered-table-cell table:style-name="ce6"/>
          <table:covered-table-cell table:style-name="ce10"/>
          <table:table-cell table:number-columns-repeated="1021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Monto</text:p>
          </table:table-cell>
          <table:table-cell table:style-name="ce2" office:value-type="string" calcext:value-type="string">
            <text:p>Tot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abinete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7" table:formula="of:=[.B15]" office:value-type="currency" office:currency="USD" office:value="300" calcext:value-type="currency">
            <text:p>$30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P32</text:p>
          </table:table-cell>
          <table:table-cell table:style-name="ce7" office:value-type="currency" office:currency="USD" office:value="1350" calcext:value-type="currency">
            <text:p>$1,350.00</text:p>
          </table:table-cell>
          <table:table-cell table:style-name="ce7" table:formula="of:=[.C15]+[.B16]" office:value-type="currency" office:currency="USD" office:value="1650" calcext:value-type="currency">
            <text:p>$1,65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taño, tornillos, cables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7" table:formula="of:=[.C16]+[.B17]" office:value-type="currency" office:currency="USD" office:value="1850" calcext:value-type="currency">
            <text:p>$1,85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talla OLED</text:p>
          </table:table-cell>
          <table:table-cell table:style-name="ce7" office:value-type="currency" office:currency="USD" office:value="1200" calcext:value-type="currency">
            <text:p>$1,200.00</text:p>
          </table:table-cell>
          <table:table-cell table:style-name="ce7" table:formula="of:=[.C17]+[.B18]" office:value-type="currency" office:currency="USD" office:value="3050" calcext:value-type="currency">
            <text:p>$3,05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ercloruro</text:p>
          </table:table-cell>
          <table:table-cell table:style-name="ce7" table:formula="of:=1200/20" office:value-type="currency" office:currency="USD" office:value="60" calcext:value-type="currency">
            <text:p>$60.00</text:p>
          </table:table-cell>
          <table:table-cell table:style-name="ce7" table:formula="of:=[.C18]+[.B19]" office:value-type="currency" office:currency="USD" office:value="3110" calcext:value-type="currency">
            <text:p>$3,11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orneras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7" table:formula="of:=[.C19]+[.B20]" office:value-type="currency" office:currency="USD" office:value="3250" calcext:value-type="currency">
            <text:p>$3,25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ras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7" table:formula="of:=[.C20]+[.B21]" office:value-type="currency" office:currency="USD" office:value="3480" calcext:value-type="currency">
            <text:p>$3,48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lay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7" table:formula="of:=[.C21]+[.B22]" office:value-type="currency" office:currency="USD" office:value="3610" calcext:value-type="currency">
            <text:p>$3,61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C33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7" table:formula="of:=[.C22]+[.B23]" office:value-type="currency" office:currency="USD" office:value="3635" calcext:value-type="currency">
            <text:p>$3,635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istencia</text:p>
          </table:table-cell>
          <table:table-cell table:style-name="ce7" office:value-type="currency" office:currency="USD" office:value="7" calcext:value-type="currency">
            <text:p>$7.00</text:p>
          </table:table-cell>
          <table:table-cell table:style-name="ce7" table:formula="of:=[.C23]+[.B24]" office:value-type="currency" office:currency="USD" office:value="3642" calcext:value-type="currency">
            <text:p>$3,642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odo 1N4007</text:p>
          </table:table-cell>
          <table:table-cell table:style-name="ce7" office:value-type="currency" office:currency="USD" office:value="8.5" calcext:value-type="currency">
            <text:p>$8.50</text:p>
          </table:table-cell>
          <table:table-cell table:style-name="ce7" table:formula="of:=[.C24]+[.B25]" office:value-type="currency" office:currency="USD" office:value="3650.5" calcext:value-type="currency">
            <text:p>$3,650.5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Costos de fabricación</text:p>
          </table:table-cell>
          <table:covered-table-cell table:style-name="ce6"/>
          <table:covered-table-cell table:number-columns-repeated="4" table:style-name="ce10"/>
          <table:covered-table-cell/>
          <table:table-cell table:number-columns-repeated="1017"/>
        </table:table-row>
        <table:table-row table:style-name="ro5">
          <table:table-cell table:style-name="ce5" office:value-type="string" calcext:value-type="string">
            <text:p>Nombre equipo</text:p>
          </table:table-cell>
          <table:table-cell table:style-name="ce5" office:value-type="string" calcext:value-type="string">
            <text:p>Gasto por Equipo</text:p>
          </table:table-cell>
          <table:table-cell table:style-name="ce5" office:value-type="string" calcext:value-type="string">
            <text:p>Horas tecnico</text:p>
          </table:table-cell>
          <table:table-cell table:style-name="ce5" office:value-type="string" calcext:value-type="string">
            <text:p>Gasto mano de obra</text:p>
          </table:table-cell>
          <table:table-cell table:style-name="ce5" office:value-type="string" calcext:value-type="string">
            <text:p>Costo total</text:p>
          </table:table-cell>
          <table:table-cell table:style-name="ce5" office:value-type="string" calcext:value-type="string">
            <text:p>% de ganancia</text:p>
          </table:table-cell>
          <table:table-cell table:style-name="ce5" office:value-type="string" calcext:value-type="string">
            <text:p>Precio de venta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Control de acceso</text:p>
          </table:table-cell>
          <table:table-cell table:style-name="ce9" table:formula="of:=SUM([.B15:.B25])" office:value-type="currency" office:currency="USD" office:value="3650.5" calcext:value-type="currency">
            <text:p>$3,650.50</text:p>
          </table:table-cell>
          <table:table-cell table:style-name="ce11" office:value-type="float" office:value="2" calcext:value-type="float">
            <text:p>2</text:p>
          </table:table-cell>
          <table:table-cell table:style-name="ce9" table:formula="of:=[.C30]*[$'Mis variables'.B7]" office:value-type="currency" office:currency="USD" office:value="1500" calcext:value-type="currency">
            <text:p>$1,500.00</text:p>
          </table:table-cell>
          <table:table-cell table:style-name="ce9" table:formula="of:=[.B30]+[.D30]" office:value-type="currency" office:currency="USD" office:value="5150.5" calcext:value-type="currency">
            <text:p>$5,150.50</text:p>
          </table:table-cell>
          <table:table-cell table:style-name="ce12" office:value-type="percentage" office:value="0.4" calcext:value-type="percentage">
            <text:p>40.00%</text:p>
          </table:table-cell>
          <table:table-cell table:style-name="ce9" table:formula="of:=[.E30]+[.E30]*[.F30]" office:value-type="currency" office:currency="USD" office:value="7210.7" calcext:value-type="currency">
            <text:p>$7,210.70</text:p>
          </table:table-cell>
          <table:table-cell table:number-columns-repeated="1017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sto por componente del equipo" table:style-name="ta1">
        <table:shapes>
          <draw:frame draw:z-index="0" draw:style-name="gr1" draw:text-style-name="P1" svg:width="6.2988in" svg:height="3.5429in" svg:x="3.8587in" svg:y="2.7874in">
            <draw:object draw:notify-on-update-of-ranges="'Costo por componente del equipo'.A2:'Costo por componente del equipo'.A2 'Costo por componente del equipo'.B2:'Costo por componente del equipo'.B2 'Costo por componente del equipo'.A3:'Costo por componente del equipo'.A3 'Costo por componente del equipo'.B3:'Costo por componente del equipo'.B3 'Costo por componente del equipo'.A4:'Costo por componente del equipo'.A4 'Costo por componente del equipo'.B4:'Costo por componente del equipo'.B4 'Costo por componente del equipo'.A5:'Costo por componente del equipo'.A5 'Costo por componente del equipo'.B5:'Costo por componente del equipo'.B5 'Costo por componente del equipo'.A6:'Costo por componente del equipo'.A6 'Costo por componente del equipo'.B6:'Costo por componente del equipo'.B6 'Costo por componente del equipo'.A7:'Costo por componente del equipo'.A7 'Costo por componente del equipo'.B7:'Costo por componente del equipo'.B7 'Costo por componente del equipo'.A8:'Costo por componente del equipo'.A8 'Costo por componente del equipo'.B8:'Costo por componente del equipo'.B8 'Costo por componente del equipo'.A9:'Costo por componente del equipo'.A9 'Costo por componente del equipo'.B9:'Costo por componente del equipo'.B9 'Costo por componente del equipo'.A10:'Costo por componente del equipo'.A10 'Costo por componente del equipo'.B10:'Costo por componente del equipo'.B10 'Costo por componente del equipo'.A11:'Costo por componente del equipo'.A11 'Costo por componente del equipo'.B11:'Costo por componente del equipo'.B11 'Costo por componente del equipo'.A12:'Costo por componente del equipo'.A12 'Costo por componente del equipo'.B12:'Costo por componente del equipo'.B12 'Costo por componente del equipo'.A13:'Costo por componente del equipo'.A13 'Costo por componente del equipo'.B13:'Costo por componente del equipo'.B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9" table:default-cell-style-name="ce22"/>
        <table:table-column table:style-name="co10" table:default-cell-style-name="ce24"/>
        <table:table-column table:style-name="co8" table:number-columns-repeated="4" table:default-cell-style-name="ce26"/>
        <table:table-column table:style-name="co8" table:default-cell-style-name="Default"/>
        <table:table-column table:style-name="co8" table:number-columns-repeated="1016" table:default-cell-style-name="ce26"/>
        <table:table-column table:style-name="co8" table:default-cell-style-name="ce27"/>
        <table:table-row table:style-name="ro1">
          <table:table-cell table:style-name="ce13" office:value-type="string" calcext:value-type="string" table:number-columns-spanned="3" table:number-rows-spanned="1">
            <text:p>Costo por componente del equipo</text:p>
          </table:table-cell>
          <table:covered-table-cell table:style-name="ce16"/>
          <table:covered-table-cell table:style-name="ce18"/>
          <table:table-cell table:number-columns-repeated="173"/>
          <table:table-cell table:style-name="ce18" table:number-columns-repeated="848"/>
        </table:table-row>
        <table:table-row table:style-name="ro2">
          <table:table-cell table:style-name="ce21" office:value-type="string" calcext:value-type="string">
            <text:p>Nombre</text:p>
          </table:table-cell>
          <table:table-cell table:style-name="ce21" office:value-type="string" calcext:value-type="string">
            <text:p>Monto</text:p>
          </table:table-cell>
          <table:table-cell table:style-name="ce21" office:value-type="string" calcext:value-type="string">
            <text:p>Total</text:p>
          </table:table-cell>
          <table:table-cell table:number-columns-repeated="173"/>
          <table:table-cell table:style-name="ce21" table:number-columns-repeated="848"/>
        </table:table-row>
        <table:table-row table:style-name="ro3">
          <table:table-cell office:value-type="string" calcext:value-type="string">
            <text:p>Gabinete</text:p>
          </table:table-cell>
          <table:table-cell office:value-type="currency" office:currency="USD" office:value="300" calcext:value-type="currency">
            <text:p>$300.00</text:p>
          </table:table-cell>
          <table:table-cell table:style-name="ce24" table:formula="of:=[.B3]" office:value-type="currency" office:currency="USD" office:value="300" calcext:value-type="currency">
            <text:p>$30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P32</text:p>
          </table:table-cell>
          <table:table-cell office:value-type="currency" office:currency="USD" office:value="1350" calcext:value-type="currency">
            <text:p>$1,350.00</text:p>
          </table:table-cell>
          <table:table-cell table:style-name="ce24" table:formula="of:=[.C3]+[.B4]" office:value-type="currency" office:currency="USD" office:value="1650" calcext:value-type="currency">
            <text:p>$1,65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taño, tornillos, cables</text:p>
          </table:table-cell>
          <table:table-cell office:value-type="currency" office:currency="USD" office:value="200" calcext:value-type="currency">
            <text:p>$200.00</text:p>
          </table:table-cell>
          <table:table-cell table:style-name="ce24" table:formula="of:=[.C4]+[.B5]" office:value-type="currency" office:currency="USD" office:value="1850" calcext:value-type="currency">
            <text:p>$1,85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talla OLED</text:p>
          </table:table-cell>
          <table:table-cell office:value-type="currency" office:currency="USD" office:value="1200" calcext:value-type="currency">
            <text:p>$1,200.00</text:p>
          </table:table-cell>
          <table:table-cell table:style-name="ce24" table:formula="of:=[.C5]+[.B6]" office:value-type="currency" office:currency="USD" office:value="3050" calcext:value-type="currency">
            <text:p>$3,05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ercloruro</text:p>
          </table:table-cell>
          <table:table-cell table:formula="of:=1200/20" office:value-type="currency" office:currency="USD" office:value="60" calcext:value-type="currency">
            <text:p>$60.00</text:p>
          </table:table-cell>
          <table:table-cell table:style-name="ce24" table:formula="of:=[.C6]+[.B7]" office:value-type="currency" office:currency="USD" office:value="3110" calcext:value-type="currency">
            <text:p>$3,11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orneras</text:p>
          </table:table-cell>
          <table:table-cell office:value-type="currency" office:currency="USD" office:value="140" calcext:value-type="currency">
            <text:p>$140.00</text:p>
          </table:table-cell>
          <table:table-cell table:style-name="ce24" table:formula="of:=[.C7]+[.B8]" office:value-type="currency" office:currency="USD" office:value="3250" calcext:value-type="currency">
            <text:p>$3,25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ras</text:p>
          </table:table-cell>
          <table:table-cell office:value-type="currency" office:currency="USD" office:value="230" calcext:value-type="currency">
            <text:p>$230.00</text:p>
          </table:table-cell>
          <table:table-cell table:style-name="ce24" table:formula="of:=[.C8]+[.B9]" office:value-type="currency" office:currency="USD" office:value="3480" calcext:value-type="currency">
            <text:p>$3,48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lay</text:p>
          </table:table-cell>
          <table:table-cell office:value-type="currency" office:currency="USD" office:value="130" calcext:value-type="currency">
            <text:p>$130.00</text:p>
          </table:table-cell>
          <table:table-cell table:style-name="ce24" table:formula="of:=[.C9]+[.B10]" office:value-type="currency" office:currency="USD" office:value="3610" calcext:value-type="currency">
            <text:p>$3,61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C337</text:p>
          </table:table-cell>
          <table:table-cell office:value-type="currency" office:currency="USD" office:value="25" calcext:value-type="currency">
            <text:p>$25.00</text:p>
          </table:table-cell>
          <table:table-cell table:style-name="ce24" table:formula="of:=[.C10]+[.B11]" office:value-type="currency" office:currency="USD" office:value="3635" calcext:value-type="currency">
            <text:p>$3,635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istencia</text:p>
          </table:table-cell>
          <table:table-cell office:value-type="currency" office:currency="USD" office:value="7" calcext:value-type="currency">
            <text:p>$7.00</text:p>
          </table:table-cell>
          <table:table-cell table:style-name="ce24" table:formula="of:=[.C11]+[.B12]" office:value-type="currency" office:currency="USD" office:value="3642" calcext:value-type="currency">
            <text:p>$3,642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odo 1N4007</text:p>
          </table:table-cell>
          <table:table-cell office:value-type="currency" office:currency="USD" office:value="8.5" calcext:value-type="currency">
            <text:p>$8.50</text:p>
          </table:table-cell>
          <table:table-cell table:style-name="ce24" table:formula="of:=[.C12]+[.B13]" office:value-type="currency" office:currency="USD" office:value="3650.5" calcext:value-type="currency">
            <text:p>$3,650.50</text:p>
          </table:table-cell>
          <table:table-cell table:number-columns-repeated="102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stos de fabricación" table:style-name="ta1">
        <table:table-column table:style-name="co11" table:default-cell-style-name="ce20"/>
        <table:table-column table:style-name="co12" table:default-cell-style-name="ce16"/>
        <table:table-column table:style-name="co12" table:number-columns-repeated="2" table:default-cell-style-name="ce18"/>
        <table:table-column table:style-name="co13" table:default-cell-style-name="ce18"/>
        <table:table-column table:style-name="co14" table:default-cell-style-name="ce18"/>
        <table:table-column table:style-name="co12" table:default-cell-style-name="Default"/>
        <table:table-column table:style-name="co15" table:number-columns-repeated="169" table:default-cell-style-name="ce26"/>
        <table:table-column table:style-name="co15" table:number-columns-repeated="848" table:default-cell-style-name="ce18"/>
        <table:table-row table:style-name="ro1">
          <table:table-cell office:value-type="string" calcext:value-type="string" table:number-columns-spanned="7" table:number-rows-spanned="1">
            <text:p>Costos de fabricación</text:p>
          </table:table-cell>
          <table:covered-table-cell table:number-columns-repeated="6"/>
          <table:table-cell table:number-columns-repeated="1017"/>
        </table:table-row>
        <table:table-row table:style-name="ro6">
          <table:table-cell table:style-name="ce31" office:value-type="string" calcext:value-type="string">
            <text:p>Nombre equipo</text:p>
          </table:table-cell>
          <table:table-cell table:style-name="ce31" office:value-type="string" calcext:value-type="string">
            <text:p>Gasto por Equipo</text:p>
          </table:table-cell>
          <table:table-cell table:style-name="ce31" office:value-type="string" calcext:value-type="string">
            <text:p>Horas tecnico</text:p>
          </table:table-cell>
          <table:table-cell table:style-name="ce31" office:value-type="string" calcext:value-type="string">
            <text:p>Gasto mano de obra</text:p>
          </table:table-cell>
          <table:table-cell table:style-name="ce31" office:value-type="string" calcext:value-type="string">
            <text:p>Costo total</text:p>
          </table:table-cell>
          <table:table-cell table:style-name="ce31" office:value-type="string" calcext:value-type="string">
            <text:p>% de ganancia</text:p>
          </table:table-cell>
          <table:table-cell table:style-name="ce31" office:value-type="string" calcext:value-type="string">
            <text:p>Precio de venta</text:p>
          </table:table-cell>
          <table:table-cell table:number-columns-repeated="169"/>
          <table:table-cell table:style-name="ce21" table:number-columns-repeated="848"/>
        </table:table-row>
        <table:table-row table:style-name="ro3">
          <table:table-cell table:style-name="Default" office:value-type="string" calcext:value-type="string">
            <text:p>Control de acceso</text:p>
          </table:table-cell>
          <table:table-cell table:style-name="ce28" table:formula="of:=SUM([$'Costo por componente del equipo'.B3:$'Costo por componente del equipo'.B1048576])" office:value-type="currency" office:currency="USD" office:value="3650.5" calcext:value-type="currency">
            <text:p>$3,650.50</text:p>
          </table:table-cell>
          <table:table-cell table:style-name="Default" office:value-type="float" office:value="2" calcext:value-type="float">
            <text:p>2</text:p>
          </table:table-cell>
          <table:table-cell table:style-name="ce28" table:formula="of:=[.C3]*[$'Mis variables'.B7]" office:value-type="currency" office:currency="USD" office:value="1500" calcext:value-type="currency">
            <text:p>$1,500.00</text:p>
          </table:table-cell>
          <table:table-cell table:style-name="ce28" office:value-type="currency" office:currency="USD" office:value="1" calcext:value-type="currency">
            <text:p>$1.00</text:p>
          </table:table-cell>
          <table:table-cell table:style-name="ce29" office:value-type="percentage" office:value="0.4" calcext:value-type="percentage">
            <text:p>40.00%</text:p>
          </table:table-cell>
          <table:table-cell table:style-name="ce28" table:formula="of:=[.E3]+[.E3]*[.F3]" office:value-type="currency" office:currency="USD" office:value="1.4" calcext:value-type="currency">
            <text:p>$1.40</text:p>
          </table:table-cell>
          <table:table-cell table:style-name="Default" table:number-columns-repeated="1017"/>
        </table:table-row>
      </table:table>
      <table:table table:name="Visualizador" table:style-name="ta1">
        <table:shapes>
          <draw:frame draw:z-index="0" draw:style-name="gr1" draw:text-style-name="P1" svg:width="5.2976in" svg:height="2.013in" svg:x="0.0512in" svg:y="0.772in">
            <draw:object draw:notify-on-update-of-ranges="'Costos de fabricación'.B2:'Costos de fabricación'.B2 'Costos de fabricación'.D2:'Costos de fabricación'.D2 'Costos de fabricación'.B3:'Costos de fabricación'.B3 'Costos de fabricación'.D3:'Costos de fabricación'.D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4102in" svg:height="2.8921in" svg:x="0.024in" svg:y="2.8803in">
            <draw:object draw:notify-on-update-of-ranges="'Costo por componente del equipo'.B2:'Costo por componente del equipo'.B2 'Costo por componente del equipo'.A3:'Costo por componente del equipo'.A3 'Costo por componente del equipo'.B3:'Costo por componente del equipo'.B3 'Costo por componente del equipo'.A4:'Costo por componente del equipo'.A4 'Costo por componente del equipo'.B4:'Costo por componente del equipo'.B4 'Costo por componente del equipo'.A5:'Costo por componente del equipo'.A5 'Costo por componente del equipo'.B5:'Costo por componente del equipo'.B5 'Costo por componente del equipo'.A6:'Costo por componente del equipo'.A6 'Costo por componente del equipo'.B6:'Costo por componente del equipo'.B6 'Costo por componente del equipo'.A7:'Costo por componente del equipo'.A7 'Costo por componente del equipo'.B7:'Costo por componente del equipo'.B7 'Costo por componente del equipo'.A8:'Costo por componente del equipo'.A8 'Costo por componente del equipo'.B8:'Costo por componente del equipo'.B8 'Costo por componente del equipo'.A9:'Costo por componente del equipo'.A9 'Costo por componente del equipo'.B9:'Costo por componente del equipo'.B9 'Costo por componente del equipo'.A10:'Costo por componente del equipo'.A10 'Costo por componente del equipo'.B10:'Costo por componente del equipo'.B10 'Costo por componente del equipo'.A11:'Costo por componente del equipo'.A11 'Costo por componente del equipo'.B11:'Costo por componente del equipo'.B11 'Costo por componente del equipo'.A12:'Costo por componente del equipo'.A12 'Costo por componente del equipo'.B12:'Costo por componente del equipo'.B12 'Costo por componente del equipo'.A13:'Costo por componente del equipo'.A13 'Costo por componente del equipo'.B13:'Costo por componente del equipo'.B1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4339in" svg:height="2.6878in" svg:x="0.0244in" svg:y="5.9142in">
            <draw:object draw:notify-on-update-of-ranges="'Gastos fijos'.B2:'Gastos fijos'.B2 'Gastos fijos'.A3:'Gastos fijos'.A3 'Gastos fijos'.B3:'Gastos fijos'.B3 'Gastos fijos'.A4:'Gastos fijos'.A4 'Gastos fijos'.B4:'Gastos fijos'.B4 'Gastos fijos'.A5:'Gastos fijos'.A5 'Gastos fijos'.B5:'Gastos fijos'.B5 'Gastos fijos'.A6:'Gastos fijos'.A6 'Gastos fijos'.B6:'Gastos fijos'.B6 'Gastos fijos'.A7:'Gastos fijos'.A7 'Gastos fijos'.B7:'Gastos fijos'.B7 'Gastos fijos'.A8:'Gastos fijos'.A8 'Gastos fijos'.B8:'Gastos fijos'.B8 'Gastos fijos'.A9:'Gastos fijos'.A9 'Gastos fijos'.B9:'Gastos fijos'.B9 'Gastos fijos'.A10:'Gastos fijos'.A10 'Gastos fijos'.B10:'Gastos fijos'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number-columns-repeated="1017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Gastos Fijos</text:p>
          </table:table-cell>
          <table:table-cell table:style-name="Default" office:value-type="string" calcext:value-type="string">
            <text:p>Gastos variables</text:p>
          </table:table-cell>
          <table:table-cell table:style-name="Default" office:value-type="string" calcext:value-type="string">
            <text:p>Gastos por mes totales</text:p>
          </table:table-cell>
          <table:table-cell table:number-columns-repeated="1021"/>
        </table:table-row>
        <table:table-row table:style-name="ro3">
          <table:table-cell table:style-name="ce28" table:formula="of:=[$'Gastos fijos'.B3:$'Gastos fijos'.B11]" office:value-type="currency" office:currency="USD" office:value="60000" calcext:value-type="currency">
            <text:p>$60,000.00</text:p>
          </table:table-cell>
          <table:table-cell table:style-name="ce9" table:formula="of:=[$'Costos de fabricación'.E3]" office:value-type="currency" office:currency="USD" office:value="1" calcext:value-type="currency">
            <text:p>$1.00</text:p>
          </table:table-cell>
          <table:table-cell table:style-name="ce9" table:formula="of:=[.A3]+[.B3]*[$'Mis variables'.B3]" office:value-type="currency" office:currency="USD" office:value="60015" calcext:value-type="currency">
            <text:p>$60,015.00</text:p>
          </table:table-cell>
          <table:table-cell table:number-columns-repeated="1021"/>
        </table:table-row>
        <table:table-row table:style-name="ro3" table:number-rows-repeated="7">
          <table:table-cell table:number-columns-repeated="1024"/>
        </table:table-row>
        <table:table-row table:style-name="ro3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34"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1">
          <table:table-cell table:number-columns-repeated="1024"/>
        </table:table-row>
        <table:table-row table:style-name="ro3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5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 table:number-columns-repeated="3"/>
          <table:table-cell table:style-name="ce11" table:number-columns-repeated="4"/>
          <table:table-cell table:number-columns-repeated="1017"/>
        </table:table-row>
      </table:table>
      <table:table table:name="Mis variables" table:style-name="ta1">
        <table:table-column table:style-name="co17" table:default-cell-style-name="Default"/>
        <table:table-column table:style-name="co8" table:default-cell-style-name="Default"/>
        <table:table-row table:style-name="ro3">
          <table:table-cell office:value-type="string" calcext:value-type="string">
            <text:p>Costo de percloruro</text:p>
          </table:table-cell>
          <table:table-cell office:value-type="float" office:value="1200" calcext:value-type="float">
            <text:p>1200</text:p>
          </table:table-cell>
        </table:table-row>
        <table:table-row table:style-name="ro3">
          <table:table-cell office:value-type="string" calcext:value-type="string">
            <text:p>Cantidad placas por litro de percloruro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antidad placas por me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Costo de AWS al mes por empresa (USD)</text:p>
          </table:table-cell>
          <table:table-cell table:style-name="ce28" office:value-type="currency" office:currency="USD" office:value="10" calcext:value-type="currency">
            <text:p>$10.00</text:p>
          </table:table-cell>
        </table:table-row>
        <table:table-row table:style-name="ro3">
          <table:table-cell office:value-type="string" calcext:value-type="string">
            <text:p>Cantidad empresa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Valor dolar</text:p>
          </table:table-cell>
          <table:table-cell table:style-name="ce28" office:value-type="currency" office:currency="USD" office:value="300" calcext:value-type="currency">
            <text:p>$300.00</text:p>
          </table:table-cell>
        </table:table-row>
        <table:table-row table:style-name="ro3">
          <table:table-cell office:value-type="string" calcext:value-type="string">
            <text:p>Hora técnico</text:p>
          </table:table-cell>
          <table:table-cell table:style-name="ce28" office:value-type="currency" office:currency="USD" office:value="750" calcext:value-type="currency">
            <text:p>$75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0:15:24.596843104</meta:creation-date>
    <dc:date>2022-10-24T19:40:27.463950137</dc:date>
    <meta:editing-duration>PT1H36M50S</meta:editing-duration>
    <meta:editing-cycles>48</meta:editing-cycles>
    <meta:generator>LibreOffice/7.3.5.2$Linux_X86_64 LibreOffice_project/30$Build-2</meta:generator>
    <meta:document-statistic meta:table-count="5" meta:cell-count="15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43cm" svg:height="6.828cm" xlink:href=".." xlink:type="simple" chart:class="chart:bar" chart:style-name="ch1">
        <chart:title svg:x="6.897cm" svg:y="0.272cm" chart:style-name="ch2">
          <text:p>Gastos fijos</text:p>
        </chart:title>
        <chart:legend chart:legend-position="end" svg:x="11.831cm" svg:y="1.372cm" style:legend-expansion="high" chart:style-name="ch3"/>
        <chart:plot-area chart:style-name="ch4" table:cell-range-address="'Gastos fijos'.A2:'Gastos fijos'.B10" chart:data-source-has-labels="both" svg:x="0.326cm" svg:y="1.187cm" svg:width="11.179cm" svg:height="5.505cm">
          <chart:coordinate-region svg:x="2.27cm" svg:y="1.386cm" svg:width="9.235cm" svg:height="4.659cm"/>
          <chart:axis chart:dimension="x" chart:name="primary-x" chart:style-name="ch5" chartooo:axis-type="auto">
            <chartooo:date-scale/>
            <chart:categories table:cell-range-address="'Gastos fijos'.B2:'Gastos fijos'.B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astos fijos'.B3:'Gastos fijos'.B3" chart:label-cell-address="'Gastos fijos'.A3:'Gastos fijos'.A3" chart:class="chart:bar">
            <chart:data-point/>
          </chart:series>
          <chart:series chart:style-name="ch9" chart:values-cell-range-address="'Gastos fijos'.B4:'Gastos fijos'.B4" chart:label-cell-address="'Gastos fijos'.A4:'Gastos fijos'.A4" chart:class="chart:bar">
            <chart:data-point/>
          </chart:series>
          <chart:series chart:style-name="ch10" chart:values-cell-range-address="'Gastos fijos'.B5:'Gastos fijos'.B5" chart:label-cell-address="'Gastos fijos'.A5:'Gastos fijos'.A5" chart:class="chart:bar">
            <chart:data-point/>
          </chart:series>
          <chart:series chart:style-name="ch11" chart:values-cell-range-address="'Gastos fijos'.B6:'Gastos fijos'.B6" chart:label-cell-address="'Gastos fijos'.A6:'Gastos fijos'.A6" chart:class="chart:bar">
            <chart:data-point/>
          </chart:series>
          <chart:series chart:style-name="ch12" chart:values-cell-range-address="'Gastos fijos'.B7:'Gastos fijos'.B7" chart:label-cell-address="'Gastos fijos'.A7:'Gastos fijos'.A7" chart:class="chart:bar">
            <chart:data-point/>
          </chart:series>
          <chart:series chart:style-name="ch13" chart:values-cell-range-address="'Gastos fijos'.B8:'Gastos fijos'.B8" chart:label-cell-address="'Gastos fijos'.A8:'Gastos fijos'.A8" chart:class="chart:bar">
            <chart:data-point/>
          </chart:series>
          <chart:series chart:style-name="ch14" chart:values-cell-range-address="'Gastos fijos'.B9:'Gastos fijos'.B9" chart:label-cell-address="'Gastos fijos'.A9:'Gastos fijos'.A9" chart:class="chart:bar">
            <chart:data-point/>
          </chart:series>
          <chart:series chart:style-name="ch15" chart:values-cell-range-address="'Gastos fijos'.B10:'Gastos fijos'.B10" chart:label-cell-address="'Gastos fijos'.A10:'Gastos fijos'.A10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to</text:p>
                <draw:g>
                  <svg:desc>'Gastos fijos'.B2:'Gastos fijos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quiler</text:p>
                <draw:g>
                  <svg:desc>'Gastos fijos'.A3:'Gastos fijos'.A3</svg:desc>
                </draw:g>
              </table:table-cell>
              <table:table-cell office:value-type="float" office:value="60000">
                <text:p>60000</text:p>
                <draw:g>
                  <svg:desc>'Gastos fijos'.B3:'Gastos fijos'.B3</svg:desc>
                </draw:g>
              </table:table-cell>
            </table:table-row>
            <table:table-row>
              <table:table-cell office:value-type="string">
                <text:p>Internet</text:p>
                <draw:g>
                  <svg:desc>'Gastos fijos'.A4:'Gastos fijos'.A4</svg:desc>
                </draw:g>
              </table:table-cell>
              <table:table-cell office:value-type="float" office:value="2479.31">
                <text:p>2479.31</text:p>
                <draw:g>
                  <svg:desc>'Gastos fijos'.B4:'Gastos fijos'.B4</svg:desc>
                </draw:g>
              </table:table-cell>
            </table:table-row>
            <table:table-row>
              <table:table-cell office:value-type="string">
                <text:p>ARBA Inmobilario</text:p>
                <draw:g>
                  <svg:desc>'Gastos fijos'.A5:'Gastos fijos'.A5</svg:desc>
                </draw:g>
              </table:table-cell>
              <table:table-cell office:value-type="float" office:value="11000">
                <text:p>11000</text:p>
                <draw:g>
                  <svg:desc>'Gastos fijos'.B5:'Gastos fijos'.B5</svg:desc>
                </draw:g>
              </table:table-cell>
            </table:table-row>
            <table:table-row>
              <table:table-cell office:value-type="string">
                <text:p>Electricidad</text:p>
                <draw:g>
                  <svg:desc>'Gastos fijos'.A6:'Gastos fijos'.A6</svg:desc>
                </draw:g>
              </table:table-cell>
              <table:table-cell office:value-type="float" office:value="2709.73">
                <text:p>2709.73</text:p>
                <draw:g>
                  <svg:desc>'Gastos fijos'.B6:'Gastos fijos'.B6</svg:desc>
                </draw:g>
              </table:table-cell>
            </table:table-row>
            <table:table-row>
              <table:table-cell office:value-type="string">
                <text:p>Gas</text:p>
                <draw:g>
                  <svg:desc>'Gastos fijos'.A7:'Gastos fijos'.A7</svg:desc>
                </draw:g>
              </table:table-cell>
              <table:table-cell office:value-type="float" office:value="4329.66">
                <text:p>4329.66</text:p>
                <draw:g>
                  <svg:desc>'Gastos fijos'.B7:'Gastos fijos'.B7</svg:desc>
                </draw:g>
              </table:table-cell>
            </table:table-row>
            <table:table-row>
              <table:table-cell office:value-type="string">
                <text:p>Agua</text:p>
                <draw:g>
                  <svg:desc>'Gastos fijos'.A8:'Gastos fijos'.A8</svg:desc>
                </draw:g>
              </table:table-cell>
              <table:table-cell office:value-type="float" office:value="1042.9">
                <text:p>1042.9</text:p>
                <draw:g>
                  <svg:desc>'Gastos fijos'.B8:'Gastos fijos'.B8</svg:desc>
                </draw:g>
              </table:table-cell>
            </table:table-row>
            <table:table-row>
              <table:table-cell office:value-type="string">
                <text:p>Obra social + impuestos</text:p>
                <draw:g>
                  <svg:desc>'Gastos fijos'.A9:'Gastos fijos'.A9</svg:desc>
                </draw:g>
              </table:table-cell>
              <table:table-cell office:value-type="float" office:value="5500">
                <text:p>5500</text:p>
                <draw:g>
                  <svg:desc>'Gastos fijos'.B9:'Gastos fijos'.B9</svg:desc>
                </draw:g>
              </table:table-cell>
            </table:table-row>
            <table:table-row>
              <table:table-cell office:value-type="string">
                <text:p>Gastos de AWS</text:p>
                <draw:g>
                  <svg:desc>'Gastos fijos'.A10:'Gastos fijos'.A10</svg:desc>
                </draw:g>
              </table:table-cell>
              <table:table-cell office:value-type="float" office:value="9000">
                <text:p>9000</text:p>
                <draw:g>
                  <svg:desc>'Gastos fijos'.B10:'Gastos fijos'.B1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-and-percentag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-and-percentage" chart:data-label-text="false" chart:data-label-symbol="false" chart:data-label-series="false" chart:label-position="avoid-overlap"/>
      <style:graphic-properties draw:stroke="none" draw:fill-color="#004586"/>
      <style:text-properties fo:font-size="11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57cm" svg:height="5.114cm" xlink:href=".." xlink:type="simple" chart:class="chart:circle" chart:style-name="ch1">
        <chart:title svg:x="2.755cm" svg:y="0.238cm" chart:style-name="ch2">
          <text:p>Gastos de fabricacion vs mano de obra</text:p>
        </chart:title>
        <chart:legend chart:legend-position="bottom" svg:x="3.286cm" svg:y="4.515cm" style:legend-expansion="wide" chart:style-name="ch3"/>
        <chart:plot-area chart:style-name="ch4" table:cell-range-address="'Costos de fabricación'.B2:'Costos de fabricación'.B3 'Costos de fabricación'.D2:'Costos de fabricación'.D3" chart:data-source-has-labels="row" svg:x="0.269cm" svg:y="1.119cm" svg:width="12.919cm" svg:height="3.11cm">
          <chart:coordinate-region svg:x="5.44cm" svg:y="1.387cm" svg:width="2.577cm" svg:height="2.577cm"/>
          <chart:axis chart:dimension="x" chart:name="primary-x" chart:style-name="ch5" chartooo:axis-type="auto">
            <chartooo:date-scale/>
            <chart:categories table:cell-range-address="'Costos de fabricación'.B2:'Costos de fabricación'.B2 'Costos de fabricación'.D2:'Costos de fabricación'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stos de fabricación'.B3:'Costos de fabricación'.B3 'Costos de fabricación'.D3:'Costos de fabricación'.D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to por Equipo</text:p>
                <draw:g>
                  <svg:desc>'Costos de fabricación'.B2:'Costos de fabricación'.B2 'Costos de fabricación'.D2:'Costos de fabricación'.D2</svg:desc>
                </draw:g>
              </table:table-cell>
              <table:table-cell office:value-type="string">
                <text:p>Gasto mano de obra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650.5">
                <text:p>3650.5</text:p>
                <draw:g>
                  <svg:desc>'Costos de fabricación'.B3:'Costos de fabricación'.B3 'Costos de fabricación'.D3:'Costos de fabricación'.D3</svg:desc>
                </draw:g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541cm" svg:y="1.711cm" style:legend-expansion="high" chart:style-name="ch2"/>
        <chart:plot-area chart:style-name="ch3" table:cell-range-address="'Costo por componente del equipo'.A2:'Costo por componente del equipo'.B13" chart:data-source-has-labels="both" svg:x="0.32cm" svg:y="0.18cm" svg:width="10.901cm" svg:height="8.64cm">
          <chart:coordinate-region svg:x="2.079cm" svg:y="0.379cm" svg:width="9.142cm" svg:height="7.794cm"/>
          <chart:axis chart:dimension="x" chart:name="primary-x" chart:style-name="ch4" chartooo:axis-type="auto">
            <chartooo:date-scale/>
            <chart:categories table:cell-range-address="'Costo por componente del equipo'.B2:'Costo por componente del equipo'.B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sto por componente del equipo'.B3:'Costo por componente del equipo'.B3" chart:label-cell-address="'Costo por componente del equipo'.A3:'Costo por componente del equipo'.A3" chart:class="chart:bar">
            <chart:data-point/>
          </chart:series>
          <chart:series chart:style-name="ch8" chart:values-cell-range-address="'Costo por componente del equipo'.B4:'Costo por componente del equipo'.B4" chart:label-cell-address="'Costo por componente del equipo'.A4:'Costo por componente del equipo'.A4" chart:class="chart:bar">
            <chart:data-point/>
          </chart:series>
          <chart:series chart:style-name="ch9" chart:values-cell-range-address="'Costo por componente del equipo'.B5:'Costo por componente del equipo'.B5" chart:label-cell-address="'Costo por componente del equipo'.A5:'Costo por componente del equipo'.A5" chart:class="chart:bar">
            <chart:data-point/>
          </chart:series>
          <chart:series chart:style-name="ch10" chart:values-cell-range-address="'Costo por componente del equipo'.B6:'Costo por componente del equipo'.B6" chart:label-cell-address="'Costo por componente del equipo'.A6:'Costo por componente del equipo'.A6" chart:class="chart:bar">
            <chart:data-point/>
          </chart:series>
          <chart:series chart:style-name="ch11" chart:values-cell-range-address="'Costo por componente del equipo'.B7:'Costo por componente del equipo'.B7" chart:label-cell-address="'Costo por componente del equipo'.A7:'Costo por componente del equipo'.A7" chart:class="chart:bar">
            <chart:data-point/>
          </chart:series>
          <chart:series chart:style-name="ch12" chart:values-cell-range-address="'Costo por componente del equipo'.B8:'Costo por componente del equipo'.B8" chart:label-cell-address="'Costo por componente del equipo'.A8:'Costo por componente del equipo'.A8" chart:class="chart:bar">
            <chart:data-point/>
          </chart:series>
          <chart:series chart:style-name="ch13" chart:values-cell-range-address="'Costo por componente del equipo'.B9:'Costo por componente del equipo'.B9" chart:label-cell-address="'Costo por componente del equipo'.A9:'Costo por componente del equipo'.A9" chart:class="chart:bar">
            <chart:data-point/>
          </chart:series>
          <chart:series chart:style-name="ch14" chart:values-cell-range-address="'Costo por componente del equipo'.B10:'Costo por componente del equipo'.B10" chart:label-cell-address="'Costo por componente del equipo'.A10:'Costo por componente del equipo'.A10" chart:class="chart:bar">
            <chart:data-point/>
          </chart:series>
          <chart:series chart:style-name="ch15" chart:values-cell-range-address="'Costo por componente del equipo'.B11:'Costo por componente del equipo'.B11" chart:label-cell-address="'Costo por componente del equipo'.A11:'Costo por componente del equipo'.A11" chart:class="chart:bar">
            <chart:data-point/>
          </chart:series>
          <chart:series chart:style-name="ch16" chart:values-cell-range-address="'Costo por componente del equipo'.B12:'Costo por componente del equipo'.B12" chart:label-cell-address="'Costo por componente del equipo'.A12:'Costo por componente del equipo'.A12" chart:class="chart:bar">
            <chart:data-point/>
          </chart:series>
          <chart:series chart:style-name="ch17" chart:values-cell-range-address="'Costo por componente del equipo'.B13:'Costo por componente del equipo'.B13" chart:label-cell-address="'Costo por componente del equipo'.A13:'Costo por componente del equipo'.A13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to</text:p>
                <draw:g>
                  <svg:desc>'Costo por componente del equipo'.B2:'Costo por componente del equipo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binete</text:p>
                <draw:g>
                  <svg:desc>'Costo por componente del equipo'.A3:'Costo por componente del equipo'.A3</svg:desc>
                </draw:g>
              </table:table-cell>
              <table:table-cell office:value-type="float" office:value="300">
                <text:p>300</text:p>
                <draw:g>
                  <svg:desc>'Costo por componente del equipo'.B3:'Costo por componente del equipo'.B3</svg:desc>
                </draw:g>
              </table:table-cell>
            </table:table-row>
            <table:table-row>
              <table:table-cell office:value-type="string">
                <text:p>ESP32</text:p>
                <draw:g>
                  <svg:desc>'Costo por componente del equipo'.A4:'Costo por componente del equipo'.A4</svg:desc>
                </draw:g>
              </table:table-cell>
              <table:table-cell office:value-type="float" office:value="1350">
                <text:p>1350</text:p>
                <draw:g>
                  <svg:desc>'Costo por componente del equipo'.B4:'Costo por componente del equipo'.B4</svg:desc>
                </draw:g>
              </table:table-cell>
            </table:table-row>
            <table:table-row>
              <table:table-cell office:value-type="string">
                <text:p>Estaño, tornillos, cables</text:p>
                <draw:g>
                  <svg:desc>'Costo por componente del equipo'.A5:'Costo por componente del equipo'.A5</svg:desc>
                </draw:g>
              </table:table-cell>
              <table:table-cell office:value-type="float" office:value="200">
                <text:p>200</text:p>
                <draw:g>
                  <svg:desc>'Costo por componente del equipo'.B5:'Costo por componente del equipo'.B5</svg:desc>
                </draw:g>
              </table:table-cell>
            </table:table-row>
            <table:table-row>
              <table:table-cell office:value-type="string">
                <text:p>Pantalla OLED</text:p>
                <draw:g>
                  <svg:desc>'Costo por componente del equipo'.A6:'Costo por componente del equipo'.A6</svg:desc>
                </draw:g>
              </table:table-cell>
              <table:table-cell office:value-type="float" office:value="1200">
                <text:p>1200</text:p>
                <draw:g>
                  <svg:desc>'Costo por componente del equipo'.B6:'Costo por componente del equipo'.B6</svg:desc>
                </draw:g>
              </table:table-cell>
            </table:table-row>
            <table:table-row>
              <table:table-cell office:value-type="string">
                <text:p>Percloruro</text:p>
                <draw:g>
                  <svg:desc>'Costo por componente del equipo'.A7:'Costo por componente del equipo'.A7</svg:desc>
                </draw:g>
              </table:table-cell>
              <table:table-cell office:value-type="float" office:value="60">
                <text:p>60</text:p>
                <draw:g>
                  <svg:desc>'Costo por componente del equipo'.B7:'Costo por componente del equipo'.B7</svg:desc>
                </draw:g>
              </table:table-cell>
            </table:table-row>
            <table:table-row>
              <table:table-cell office:value-type="string">
                <text:p>Borneras</text:p>
                <draw:g>
                  <svg:desc>'Costo por componente del equipo'.A8:'Costo por componente del equipo'.A8</svg:desc>
                </draw:g>
              </table:table-cell>
              <table:table-cell office:value-type="float" office:value="140">
                <text:p>140</text:p>
                <draw:g>
                  <svg:desc>'Costo por componente del equipo'.B8:'Costo por componente del equipo'.B8</svg:desc>
                </draw:g>
              </table:table-cell>
            </table:table-row>
            <table:table-row>
              <table:table-cell office:value-type="string">
                <text:p>Pineras</text:p>
                <draw:g>
                  <svg:desc>'Costo por componente del equipo'.A9:'Costo por componente del equipo'.A9</svg:desc>
                </draw:g>
              </table:table-cell>
              <table:table-cell office:value-type="float" office:value="230">
                <text:p>230</text:p>
                <draw:g>
                  <svg:desc>'Costo por componente del equipo'.B9:'Costo por componente del equipo'.B9</svg:desc>
                </draw:g>
              </table:table-cell>
            </table:table-row>
            <table:table-row>
              <table:table-cell office:value-type="string">
                <text:p>Relay</text:p>
                <draw:g>
                  <svg:desc>'Costo por componente del equipo'.A10:'Costo por componente del equipo'.A10</svg:desc>
                </draw:g>
              </table:table-cell>
              <table:table-cell office:value-type="float" office:value="130">
                <text:p>130</text:p>
                <draw:g>
                  <svg:desc>'Costo por componente del equipo'.B10:'Costo por componente del equipo'.B10</svg:desc>
                </draw:g>
              </table:table-cell>
            </table:table-row>
            <table:table-row>
              <table:table-cell office:value-type="string">
                <text:p>BC337</text:p>
                <draw:g>
                  <svg:desc>'Costo por componente del equipo'.A11:'Costo por componente del equipo'.A11</svg:desc>
                </draw:g>
              </table:table-cell>
              <table:table-cell office:value-type="float" office:value="25">
                <text:p>25</text:p>
                <draw:g>
                  <svg:desc>'Costo por componente del equipo'.B11:'Costo por componente del equipo'.B11</svg:desc>
                </draw:g>
              </table:table-cell>
            </table:table-row>
            <table:table-row>
              <table:table-cell office:value-type="string">
                <text:p>resistencia</text:p>
                <draw:g>
                  <svg:desc>'Costo por componente del equipo'.A12:'Costo por componente del equipo'.A12</svg:desc>
                </draw:g>
              </table:table-cell>
              <table:table-cell office:value-type="float" office:value="7">
                <text:p>7</text:p>
                <draw:g>
                  <svg:desc>'Costo por componente del equipo'.B12:'Costo por componente del equipo'.B12</svg:desc>
                </draw:g>
              </table:table-cell>
            </table:table-row>
            <table:table-row>
              <table:table-cell office:value-type="string">
                <text:p>Diodo 1N4007</text:p>
                <draw:g>
                  <svg:desc>'Costo por componente del equipo'.A13:'Costo por componente del equipo'.A13</svg:desc>
                </draw:g>
              </table:table-cell>
              <table:table-cell office:value-type="float" office:value="8.5">
                <text:p>8.5</text:p>
                <draw:g>
                  <svg:desc>'Costo por componente del equipo'.B13:'Costo por componente del equipo'.B13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283cm" svg:height="7.347cm" xlink:href=".." xlink:type="simple" chart:class="chart:bar" chart:style-name="ch1">
        <chart:title svg:x="5.888cm" svg:y="0.282cm" chart:style-name="ch2">
          <text:p>Gastos de fabricacion</text:p>
        </chart:title>
        <chart:legend chart:legend-position="end" svg:x="11.824cm" svg:y="0.884cm" style:legend-expansion="high" chart:style-name="ch3"/>
        <chart:plot-area chart:style-name="ch4" table:cell-range-address="'Costo por componente del equipo'.A2:'Costo por componente del equipo'.B13" chart:data-source-has-labels="both" svg:x="0.325cm" svg:y="1.207cm" svg:width="11.174cm" svg:height="5.994cm">
          <chart:coordinate-region svg:x="2.084cm" svg:y="1.406cm" svg:width="9.415cm" svg:height="5.148cm"/>
          <chart:axis chart:dimension="x" chart:name="primary-x" chart:style-name="ch5" chartooo:axis-type="auto">
            <chartooo:date-scale/>
            <chart:categories table:cell-range-address="'Costo por componente del equipo'.B2:'Costo por componente del equipo'.B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sto por componente del equipo'.B3:'Costo por componente del equipo'.B3" chart:label-cell-address="'Costo por componente del equipo'.A3:'Costo por componente del equipo'.A3" chart:class="chart:bar">
            <chart:data-point/>
          </chart:series>
          <chart:series chart:style-name="ch9" chart:values-cell-range-address="'Costo por componente del equipo'.B4:'Costo por componente del equipo'.B4" chart:label-cell-address="'Costo por componente del equipo'.A4:'Costo por componente del equipo'.A4" chart:class="chart:bar">
            <chart:data-point/>
          </chart:series>
          <chart:series chart:style-name="ch10" chart:values-cell-range-address="'Costo por componente del equipo'.B5:'Costo por componente del equipo'.B5" chart:label-cell-address="'Costo por componente del equipo'.A5:'Costo por componente del equipo'.A5" chart:class="chart:bar">
            <chart:data-point/>
          </chart:series>
          <chart:series chart:style-name="ch11" chart:values-cell-range-address="'Costo por componente del equipo'.B6:'Costo por componente del equipo'.B6" chart:label-cell-address="'Costo por componente del equipo'.A6:'Costo por componente del equipo'.A6" chart:class="chart:bar">
            <chart:data-point/>
          </chart:series>
          <chart:series chart:style-name="ch12" chart:values-cell-range-address="'Costo por componente del equipo'.B7:'Costo por componente del equipo'.B7" chart:label-cell-address="'Costo por componente del equipo'.A7:'Costo por componente del equipo'.A7" chart:class="chart:bar">
            <chart:data-point/>
          </chart:series>
          <chart:series chart:style-name="ch13" chart:values-cell-range-address="'Costo por componente del equipo'.B8:'Costo por componente del equipo'.B8" chart:label-cell-address="'Costo por componente del equipo'.A8:'Costo por componente del equipo'.A8" chart:class="chart:bar">
            <chart:data-point/>
          </chart:series>
          <chart:series chart:style-name="ch14" chart:values-cell-range-address="'Costo por componente del equipo'.B9:'Costo por componente del equipo'.B9" chart:label-cell-address="'Costo por componente del equipo'.A9:'Costo por componente del equipo'.A9" chart:class="chart:bar">
            <chart:data-point/>
          </chart:series>
          <chart:series chart:style-name="ch15" chart:values-cell-range-address="'Costo por componente del equipo'.B10:'Costo por componente del equipo'.B10" chart:label-cell-address="'Costo por componente del equipo'.A10:'Costo por componente del equipo'.A10" chart:class="chart:bar">
            <chart:data-point/>
          </chart:series>
          <chart:series chart:style-name="ch16" chart:values-cell-range-address="'Costo por componente del equipo'.B11:'Costo por componente del equipo'.B11" chart:label-cell-address="'Costo por componente del equipo'.A11:'Costo por componente del equipo'.A11" chart:class="chart:bar">
            <chart:data-point/>
          </chart:series>
          <chart:series chart:style-name="ch17" chart:values-cell-range-address="'Costo por componente del equipo'.B12:'Costo por componente del equipo'.B12" chart:label-cell-address="'Costo por componente del equipo'.A12:'Costo por componente del equipo'.A12" chart:class="chart:bar">
            <chart:data-point/>
          </chart:series>
          <chart:series chart:style-name="ch18" chart:values-cell-range-address="'Costo por componente del equipo'.B13:'Costo por componente del equipo'.B13" chart:label-cell-address="'Costo por componente del equipo'.A13:'Costo por componente del equipo'.A13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to</text:p>
                <draw:g>
                  <svg:desc>'Costo por componente del equipo'.B2:'Costo por componente del equipo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binete</text:p>
                <draw:g>
                  <svg:desc>'Costo por componente del equipo'.A3:'Costo por componente del equipo'.A3</svg:desc>
                </draw:g>
              </table:table-cell>
              <table:table-cell office:value-type="float" office:value="300">
                <text:p>300</text:p>
                <draw:g>
                  <svg:desc>'Costo por componente del equipo'.B3:'Costo por componente del equipo'.B3</svg:desc>
                </draw:g>
              </table:table-cell>
            </table:table-row>
            <table:table-row>
              <table:table-cell office:value-type="string">
                <text:p>ESP32</text:p>
                <draw:g>
                  <svg:desc>'Costo por componente del equipo'.A4:'Costo por componente del equipo'.A4</svg:desc>
                </draw:g>
              </table:table-cell>
              <table:table-cell office:value-type="float" office:value="1350">
                <text:p>1350</text:p>
                <draw:g>
                  <svg:desc>'Costo por componente del equipo'.B4:'Costo por componente del equipo'.B4</svg:desc>
                </draw:g>
              </table:table-cell>
            </table:table-row>
            <table:table-row>
              <table:table-cell office:value-type="string">
                <text:p>Estaño, tornillos, cables</text:p>
                <draw:g>
                  <svg:desc>'Costo por componente del equipo'.A5:'Costo por componente del equipo'.A5</svg:desc>
                </draw:g>
              </table:table-cell>
              <table:table-cell office:value-type="float" office:value="200">
                <text:p>200</text:p>
                <draw:g>
                  <svg:desc>'Costo por componente del equipo'.B5:'Costo por componente del equipo'.B5</svg:desc>
                </draw:g>
              </table:table-cell>
            </table:table-row>
            <table:table-row>
              <table:table-cell office:value-type="string">
                <text:p>Pantalla OLED</text:p>
                <draw:g>
                  <svg:desc>'Costo por componente del equipo'.A6:'Costo por componente del equipo'.A6</svg:desc>
                </draw:g>
              </table:table-cell>
              <table:table-cell office:value-type="float" office:value="1200">
                <text:p>1200</text:p>
                <draw:g>
                  <svg:desc>'Costo por componente del equipo'.B6:'Costo por componente del equipo'.B6</svg:desc>
                </draw:g>
              </table:table-cell>
            </table:table-row>
            <table:table-row>
              <table:table-cell office:value-type="string">
                <text:p>Percloruro</text:p>
                <draw:g>
                  <svg:desc>'Costo por componente del equipo'.A7:'Costo por componente del equipo'.A7</svg:desc>
                </draw:g>
              </table:table-cell>
              <table:table-cell office:value-type="float" office:value="60">
                <text:p>60</text:p>
                <draw:g>
                  <svg:desc>'Costo por componente del equipo'.B7:'Costo por componente del equipo'.B7</svg:desc>
                </draw:g>
              </table:table-cell>
            </table:table-row>
            <table:table-row>
              <table:table-cell office:value-type="string">
                <text:p>Borneras</text:p>
                <draw:g>
                  <svg:desc>'Costo por componente del equipo'.A8:'Costo por componente del equipo'.A8</svg:desc>
                </draw:g>
              </table:table-cell>
              <table:table-cell office:value-type="float" office:value="140">
                <text:p>140</text:p>
                <draw:g>
                  <svg:desc>'Costo por componente del equipo'.B8:'Costo por componente del equipo'.B8</svg:desc>
                </draw:g>
              </table:table-cell>
            </table:table-row>
            <table:table-row>
              <table:table-cell office:value-type="string">
                <text:p>Pineras</text:p>
                <draw:g>
                  <svg:desc>'Costo por componente del equipo'.A9:'Costo por componente del equipo'.A9</svg:desc>
                </draw:g>
              </table:table-cell>
              <table:table-cell office:value-type="float" office:value="230">
                <text:p>230</text:p>
                <draw:g>
                  <svg:desc>'Costo por componente del equipo'.B9:'Costo por componente del equipo'.B9</svg:desc>
                </draw:g>
              </table:table-cell>
            </table:table-row>
            <table:table-row>
              <table:table-cell office:value-type="string">
                <text:p>Relay</text:p>
                <draw:g>
                  <svg:desc>'Costo por componente del equipo'.A10:'Costo por componente del equipo'.A10</svg:desc>
                </draw:g>
              </table:table-cell>
              <table:table-cell office:value-type="float" office:value="130">
                <text:p>130</text:p>
                <draw:g>
                  <svg:desc>'Costo por componente del equipo'.B10:'Costo por componente del equipo'.B10</svg:desc>
                </draw:g>
              </table:table-cell>
            </table:table-row>
            <table:table-row>
              <table:table-cell office:value-type="string">
                <text:p>BC337</text:p>
                <draw:g>
                  <svg:desc>'Costo por componente del equipo'.A11:'Costo por componente del equipo'.A11</svg:desc>
                </draw:g>
              </table:table-cell>
              <table:table-cell office:value-type="float" office:value="25">
                <text:p>25</text:p>
                <draw:g>
                  <svg:desc>'Costo por componente del equipo'.B11:'Costo por componente del equipo'.B11</svg:desc>
                </draw:g>
              </table:table-cell>
            </table:table-row>
            <table:table-row>
              <table:table-cell office:value-type="string">
                <text:p>resistencia</text:p>
                <draw:g>
                  <svg:desc>'Costo por componente del equipo'.A12:'Costo por componente del equipo'.A12</svg:desc>
                </draw:g>
              </table:table-cell>
              <table:table-cell office:value-type="float" office:value="7">
                <text:p>7</text:p>
                <draw:g>
                  <svg:desc>'Costo por componente del equipo'.B12:'Costo por componente del equipo'.B12</svg:desc>
                </draw:g>
              </table:table-cell>
            </table:table-row>
            <table:table-row>
              <table:table-cell office:value-type="string">
                <text:p>Diodo 1N4007</text:p>
                <draw:g>
                  <svg:desc>'Costo por componente del equipo'.A13:'Costo por componente del equipo'.A13</svg:desc>
                </draw:g>
              </table:table-cell>
              <table:table-cell office:value-type="float" office:value="8.5">
                <text:p>8.5</text:p>
                <draw:g>
                  <svg:desc>'Costo por componente del equipo'.B13:'Costo por componente del equipo'.B13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